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12.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8.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0.ttf" manifest:media-type="application/x-font-ttf"/>
  <manifest:file-entry manifest:full-path="Fonts/font1.ttf" manifest:media-type="application/x-font-ttf"/>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src>
    </style:font-face>
    <style:font-face style:name="Wingdings" svg:font-family="Wingdings" style:font-pitch="variable" style:font-charset="x-symbol"/>
    <style:font-face style:name="Symbol" svg:font-family="Symbol" style:font-family-generic="roman" style:font-pitch="variable" style:font-charset="x-symbol">
      <svg:font-face-src>
        <svg:font-face-uri xlink:href="Fonts/font2.ttf" xlink:type="simple"/>
      </svg:font-face-src>
    </style:font-face>
    <style:font-face style:name="Courier New" svg:font-family="'Courier New'" style:font-family-generic="modern"/>
    <style:font-face style:name="DejaVu Sans" svg:font-family="'DejaVu Sans'" style:font-pitch="variable">
      <svg:font-face-src>
        <svg:font-face-uri xlink:href="Fonts/font3.ttf" xlink:type="simple"/>
        <svg:font-face-uri xlink:href="Fonts/font4.ttf" xlink:type="simple"/>
      </svg:font-face-src>
    </style:font-face>
    <style:font-face style:name="Liberation Serif" svg:font-family="'Liberation Serif'" style:font-family-generic="roman" style:font-pitch="variable">
      <svg:font-face-src>
        <svg:font-face-uri xlink:href="Fonts/font5.ttf" xlink:type="simple"/>
        <svg:font-face-uri xlink:href="Fonts/font6.ttf" xlink:type="simple"/>
        <svg:font-face-uri xlink:href="Fonts/font7.ttf" xlink:type="simple"/>
        <svg:font-face-uri xlink:href="Fonts/font8.ttf" xlink:type="simple"/>
      </svg:font-face-src>
    </style:font-face>
    <style:font-face style:name="Times New Roman" svg:font-family="'Times New Roman'" style:font-family-generic="roman" style:font-pitch="variable"/>
    <style:font-face style:name="Droid Sans" svg:font-family="'Droid Sans'" style:font-adornments="Regular" style:font-family-generic="swiss" style:font-pitch="variable">
      <svg:font-face-src>
        <svg:font-face-uri xlink:href="Fonts/font9.ttf" xlink:type="simple"/>
        <svg:font-face-uri xlink:href="Fonts/font10.ttf" xlink:type="simple"/>
      </svg:font-face-src>
    </style:font-face>
    <style:font-face style:name="Liberation Sans" svg:font-family="'Liberation Sans', Arial" style:font-family-generic="swiss" style:font-pitch="variable"/>
    <style:font-face style:name="FreeSans" svg:font-family="FreeSans" style:font-family-generic="system" style:font-pitch="variable">
      <svg:font-face-src>
        <svg:font-face-uri xlink:href="Fonts/font11.ttf" xlink:type="simple"/>
        <svg:font-face-uri xlink:href="Fonts/font12.ttf" xlink:type="simple"/>
      </svg:font-face-src>
    </style:font-face>
    <style:font-face style:name="WenQuanYi Zen Hei" svg:font-family="'WenQuanYi Zen Hei'" style:font-family-generic="system" style:font-pitch="variable"/>
  </office:font-face-decls>
  <office:automatic-styles>
    <style:style style:name="P1" style:family="paragraph" style:parent-style-name="Header">
      <style:paragraph-properties fo:margin-left="0in" fo:margin-right="-0.5in" fo:text-align="end" style:justify-single-word="false" fo:text-indent="0in" style:auto-text-indent="false"/>
    </style:style>
    <style:style style:name="P2" style:family="paragraph" style:parent-style-name="Footer_20_space">
      <style:text-properties fo:font-size="9pt" fo:letter-spacing="0.0193in" style:font-size-asian="9pt"/>
    </style:style>
    <style:style style:name="P3" style:family="paragraph" style:parent-style-name="Footer_20_space">
      <style:text-properties fo:font-size="9pt" fo:letter-spacing="0.0193in" style:font-size-asian="9pt" style:font-size-complex="9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in" fo:margin-right="-0.0626in" fo:margin-top="0in" fo:margin-bottom="0.0598in" style:contextual-spacing="false" fo:text-indent="0in" style:auto-text-indent="false"/>
      <style:text-properties style:text-underline-style="solid" style:text-underline-width="auto" style:text-underline-color="font-color" fo:font-weight="bold" style:font-weight-asian="bold" style:font-size-complex="12pt" style:font-weight-complex="bold"/>
    </style:style>
    <style:style style:name="P6" style:family="paragraph" style:parent-style-name="Standard">
      <style:paragraph-properties fo:margin-left="0in" fo:margin-right="-0.0626in" fo:margin-top="0in" fo:margin-bottom="0.0598in" style:contextual-spacing="false" fo:text-indent="0in" style:auto-text-indent="false"/>
      <style:text-properties style:text-underline-style="solid" style:text-underline-width="auto" style:text-underline-color="font-color" fo:font-weight="bold" officeooo:rsid="005b6afe" officeooo:paragraph-rsid="005b6afe" style:font-weight-asian="bold" style:font-size-complex="12pt" style:font-weight-complex="bold"/>
    </style:style>
    <style:style style:name="P7" style:family="paragraph" style:parent-style-name="Standard">
      <style:paragraph-properties fo:margin-left="0in" fo:margin-right="-0.0626in" fo:margin-top="0in" fo:margin-bottom="0.0598in" style:contextual-spacing="false" fo:text-indent="0in" style:auto-text-indent="false"/>
      <style:text-properties officeooo:paragraph-rsid="002cec2e"/>
    </style:style>
    <style:style style:name="P8" style:family="paragraph" style:parent-style-name="Standard">
      <style:paragraph-properties fo:margin-left="0in" fo:margin-right="-0.0626in" fo:margin-top="0in" fo:margin-bottom="0.2in" style:contextual-spacing="false" fo:text-indent="0in" style:auto-text-indent="false"/>
      <style:text-properties officeooo:paragraph-rsid="002cec2e"/>
    </style:style>
    <style:style style:name="P9" style:family="paragraph" style:parent-style-name="Standard">
      <style:paragraph-properties fo:margin-left="0in" fo:margin-right="-0.0626in" fo:margin-top="0in" fo:margin-bottom="0.0799in" style:contextual-spacing="false" fo:text-indent="0in" style:auto-text-indent="false"/>
      <style:text-properties style:text-underline-style="solid" style:text-underline-width="auto" style:text-underline-color="font-color" fo:font-weight="bold" style:font-weight-asian="bold" style:font-size-complex="12pt" style:font-weight-complex="bold"/>
    </style:style>
    <style:style style:name="P10" style:family="paragraph" style:parent-style-name="Standard">
      <style:paragraph-properties fo:keep-with-next="always"/>
      <style:text-properties fo:font-style="italic" style:text-underline-style="solid" style:text-underline-width="auto" style:text-underline-color="font-color" style:font-style-asian="italic" style:font-size-complex="12pt" style:font-style-complex="italic" style:font-weight-complex="bold"/>
    </style:style>
    <style:style style:name="P11" style:family="paragraph" style:parent-style-name="Standard">
      <style:paragraph-properties fo:keep-with-next="always"/>
      <style:text-properties style:font-size-complex="12pt" style:font-weight-complex="bold"/>
    </style:style>
    <style:style style:name="P12" style:family="paragraph" style:parent-style-name="Standard">
      <style:paragraph-properties fo:margin-top="0in" fo:margin-bottom="0.0402in" style:contextual-spacing="false"/>
      <style:text-properties style:font-size-complex="12pt"/>
    </style:style>
    <style:style style:name="P13" style:family="paragraph" style:parent-style-name="Standard">
      <style:paragraph-properties fo:margin-top="0in" fo:margin-bottom="0.0402in" style:contextual-spacing="false"/>
      <style:text-properties officeooo:rsid="005b6afe" officeooo:paragraph-rsid="005b6afe" style:font-size-complex="12pt"/>
    </style:style>
    <style:style style:name="P14" style:family="paragraph" style:parent-style-name="Standard">
      <style:paragraph-properties fo:margin-top="0in" fo:margin-bottom="0.0799in" style:contextual-spacing="false"/>
      <style:text-properties officeooo:rsid="0026e676" officeooo:paragraph-rsid="0026e676" style:font-weight-complex="bold"/>
    </style:style>
    <style:style style:name="P15" style:family="paragraph" style:parent-style-name="Standard">
      <style:paragraph-properties fo:margin-top="0in" fo:margin-bottom="0.0799in" style:contextual-spacing="false"/>
      <style:text-properties officeooo:rsid="0026e676" officeooo:paragraph-rsid="005b6afe" style:font-weight-complex="bold"/>
    </style:style>
    <style:style style:name="P16" style:family="paragraph" style:parent-style-name="Standard">
      <style:paragraph-properties fo:margin-top="0in" fo:margin-bottom="0.0799in" style:contextual-spacing="false"/>
      <style:text-properties style:font-size-complex="12pt"/>
    </style:style>
    <style:style style:name="P17" style:family="paragraph" style:parent-style-name="Standard">
      <style:paragraph-properties fo:margin-top="0in" fo:margin-bottom="0.0799in" style:contextual-spacing="false"/>
      <style:text-properties officeooo:rsid="003e61c0" officeooo:paragraph-rsid="003e61c0" style:font-size-complex="12pt"/>
    </style:style>
    <style:style style:name="P18" style:family="paragraph" style:parent-style-name="Standard">
      <style:paragraph-properties fo:margin-top="0in" fo:margin-bottom="0.0799in" style:contextual-spacing="false"/>
      <style:text-properties officeooo:rsid="003e61c0" officeooo:paragraph-rsid="005b6afe" style:font-size-complex="12pt" style:font-weight-complex="bold"/>
    </style:style>
    <style:style style:name="P19" style:family="paragraph" style:parent-style-name="Standard" style:master-page-name="">
      <style:paragraph-properties fo:margin-top="0in" fo:margin-bottom="0.0799in" style:contextual-spacing="false" style:page-number="auto" fo:keep-with-next="always"/>
      <style:text-properties fo:font-weight="normal" officeooo:rsid="0022dfbb" officeooo:paragraph-rsid="0026e676" style:font-weight-asian="normal" style:font-size-complex="12pt" style:font-weight-complex="normal"/>
    </style:style>
    <style:style style:name="P20" style:family="paragraph" style:parent-style-name="Body_20_Text_20_2">
      <style:paragraph-properties fo:text-align="start" style:justify-single-word="false" fo:orphans="2" fo:widows="2" fo:hyphenation-ladder-count="no-limit" style:writing-mode="lr-tb"/>
      <style:text-properties fo:hyphenate="false" fo:hyphenation-remain-char-count="2" fo:hyphenation-push-char-count="2"/>
    </style:style>
    <style:style style:name="P21" style:family="paragraph" style:parent-style-name="Body_20_Text_20_2">
      <style:paragraph-properties fo:text-align="start" style:justify-single-word="false" fo:orphans="2" fo:widows="2" fo:hyphenation-ladder-count="no-limit" style:writing-mode="lr-tb"/>
      <style:text-properties officeooo:paragraph-rsid="0024e9ca" fo:hyphenate="false" fo:hyphenation-remain-char-count="2" fo:hyphenation-push-char-count="2"/>
    </style:style>
    <style:style style:name="P22" style:family="paragraph" style:parent-style-name="Body_20_Text_20_2">
      <style:paragraph-properties fo:text-align="start" style:justify-single-word="false" fo:orphans="2" fo:widows="2" fo:hyphenation-ladder-count="no-limit" style:writing-mode="lr-tb"/>
      <style:text-properties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23" style:family="paragraph" style:parent-style-name="Body_20_Text_20_2">
      <style:paragraph-properties fo:text-align="start" style:justify-single-word="false" fo:orphans="2" fo:widows="2" fo:hyphenation-ladder-count="no-limit" style:writing-mode="lr-tb"/>
      <style:text-properties fo:font-size="12pt" fo:language="en" fo:country="US" officeooo:paragraph-rsid="002c57e0"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24" style:family="paragraph" style:parent-style-name="Body_20_Text_20_2">
      <style:paragraph-properties fo:text-align="start" style:justify-single-word="false" fo:orphans="2" fo:widows="2" fo:hyphenation-ladder-count="no-limit" style:writing-mode="lr-tb"/>
      <style:text-properties fo:font-size="12pt" fo:language="en" fo:country="US" officeooo:paragraph-rsid="0059cc17"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25" style:family="paragraph" style:parent-style-name="Body_20_Text_20_2">
      <style:paragraph-properties fo:text-align="start" style:justify-single-word="false" fo:orphans="2" fo:widows="2" fo:hyphenation-ladder-count="no-limit" style:writing-mode="lr-tb"/>
      <style:text-properties fo:color="#000000" fo:font-size="12pt" fo:language="en" fo:country="US" officeooo:rsid="0024e9ca"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26" style:family="paragraph" style:parent-style-name="Body_20_Text_20_2">
      <style:paragraph-properties fo:text-align="start" style:justify-single-word="false" fo:orphans="2" fo:widows="2" fo:hyphenation-ladder-count="no-limit" style:writing-mode="lr-tb"/>
      <style:text-properties officeooo:rsid="003c0eb0" officeooo:paragraph-rsid="003b155e" fo:hyphenate="false" fo:hyphenation-remain-char-count="2" fo:hyphenation-push-char-count="2"/>
    </style:style>
    <style:style style:name="P27" style:family="paragraph" style:parent-style-name="Body_20_Text_20_2">
      <style:paragraph-properties fo:margin-left="1.0209in" fo:margin-right="0in" fo:text-align="start" style:justify-single-word="false" fo:orphans="2" fo:widows="2" fo:hyphenation-ladder-count="no-limit" fo:text-indent="0in" style:auto-text-indent="false" style:writing-mode="lr-tb"/>
      <style:text-properties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28" style:family="paragraph" style:parent-style-name="Standard" style:master-page-name="">
      <style:paragraph-properties style:page-number="auto" fo:keep-with-next="always"/>
      <style:text-properties fo:font-style="italic" style:text-underline-style="solid" style:text-underline-width="auto" style:text-underline-color="font-color" officeooo:paragraph-rsid="0026e676" style:font-style-asian="italic" style:font-size-complex="12pt" style:font-style-complex="italic" style:font-weight-complex="bold"/>
    </style:style>
    <style:style style:name="P29" style:family="paragraph" style:parent-style-name="Standard">
      <style:paragraph-properties fo:margin-left="0in" fo:margin-right="0in" fo:margin-top="0in" fo:margin-bottom="0.0598in" style:contextual-spacing="false" fo:text-indent="0in" style:auto-text-indent="false"/>
      <style:text-properties style:font-size-complex="12pt" style:font-weight-complex="bold"/>
    </style:style>
    <style:style style:name="P30" style:family="paragraph" style:parent-style-name="Standard">
      <style:paragraph-properties fo:margin-top="0in" fo:margin-bottom="0.0598in" style:contextual-spacing="false" fo:keep-with-next="always"/>
      <style:text-properties officeooo:paragraph-rsid="00524951" style:font-size-complex="12pt"/>
    </style:style>
    <style:style style:name="P31" style:family="paragraph" style:parent-style-name="Standard">
      <style:paragraph-properties fo:margin-top="0in" fo:margin-bottom="0.0598in" style:contextual-spacing="false" fo:keep-with-next="always"/>
      <style:text-properties fo:font-weight="bold" style:font-weight-asian="bold" style:font-size-complex="12pt"/>
    </style:style>
    <style:style style:name="P32" style:family="paragraph" style:parent-style-name="Standard">
      <style:paragraph-properties fo:margin-top="0in" fo:margin-bottom="0.0598in" style:contextual-spacing="false"/>
      <style:text-properties style:font-size-complex="12pt"/>
    </style:style>
    <style:style style:name="P33" style:family="paragraph" style:parent-style-name="Body_20_Text_20_2">
      <style:paragraph-properties fo:margin-top="0in" fo:margin-bottom="0.0598in" style:contextual-spacing="false"/>
      <style:text-properties officeooo:paragraph-rsid="002cec2e"/>
    </style:style>
    <style:style style:name="P34" style:family="paragraph" style:parent-style-name="Standard" style:master-page-name="">
      <style:paragraph-properties fo:margin-top="0in" fo:margin-bottom="0.0598in" style:contextual-spacing="false" style:page-number="auto" fo:keep-with-next="always"/>
      <style:text-properties style:font-size-complex="12pt"/>
    </style:style>
    <style:style style:name="P35" style:family="paragraph" style:parent-style-name="Standard">
      <style:paragraph-properties fo:margin-top="0in" fo:margin-bottom="0.2in" style:contextual-spacing="false"/>
    </style:style>
    <style:style style:name="P36" style:family="paragraph" style:parent-style-name="Standard">
      <style:paragraph-properties fo:margin-top="0in" fo:margin-bottom="0.2in" style:contextual-spacing="false"/>
      <style:text-properties officeooo:paragraph-rsid="0056b0d9" style:font-size-complex="12pt"/>
    </style:style>
    <style:style style:name="P37" style:family="paragraph" style:parent-style-name="Body_20_Text_20_2" style:list-style-name="WW8Num2">
      <style:paragraph-properties fo:margin-top="0in" fo:margin-bottom="0.0598in" style:contextual-spacing="false">
        <style:tab-stops/>
      </style:paragraph-properties>
      <style:text-properties fo:color="#000000" style:font-name="Droid Sans" fo:font-size="12pt" fo:language="en" fo:country="US" officeooo:paragraph-rsid="00524951" style:font-name-asian="Times New Roman" style:font-size-asian="12pt" style:language-asian="zxx" style:country-asian="none" style:font-name-complex="Times New Roman" style:font-size-complex="12pt" style:language-complex="ar" style:country-complex="SA"/>
    </style:style>
    <style:style style:name="P38" style:family="paragraph" style:parent-style-name="Body_20_Text_20_2" style:list-style-name="WW8Num2">
      <style:paragraph-properties fo:margin-top="0in" fo:margin-bottom="0.0598in" style:contextual-spacing="false"/>
      <style:text-properties fo:color="#000000" style:font-name="Droid Sans" fo:font-size="12pt" fo:language="en" fo:country="US" officeooo:paragraph-rsid="00524951" style:font-name-asian="Times New Roman" style:font-size-asian="12pt" style:language-asian="zxx" style:country-asian="none" style:font-name-complex="Times New Roman" style:font-size-complex="12pt" style:language-complex="ar" style:country-complex="SA"/>
    </style:style>
    <style:style style:name="P39" style:family="paragraph" style:parent-style-name="Body_20_Text_20_2" style:list-style-name="WW8Num2">
      <style:paragraph-properties fo:margin-top="0in" fo:margin-bottom="0.0598in" style:contextual-spacing="false"/>
      <style:text-properties officeooo:paragraph-rsid="0048b2fe" style:font-size-complex="12pt"/>
    </style:style>
    <style:style style:name="P40" style:family="paragraph" style:parent-style-name="Body_20_Text_20_2" style:list-style-name="WW8Num2" style:master-page-name="">
      <style:paragraph-properties fo:margin-top="0in" fo:margin-bottom="0.2in" style:contextual-spacing="false" style:page-number="auto"/>
      <style:text-properties fo:color="#000000" style:font-name="Droid Sans" fo:font-size="12pt" fo:language="en" fo:country="US" officeooo:paragraph-rsid="00524951" style:font-name-asian="Times New Roman" style:font-size-asian="12pt" style:language-asian="zxx" style:country-asian="none" style:font-name-complex="Times New Roman" style:font-size-complex="12pt" style:language-complex="ar" style:country-complex="SA"/>
    </style:style>
    <style:style style:name="P41" style:family="paragraph" style:parent-style-name="Body_20_Text_20_2" style:list-style-name="WW8Num2">
      <style:paragraph-properties fo:margin-top="0in" fo:margin-bottom="0.2in" style:contextual-spacing="false"/>
      <style:text-properties style:font-size-complex="12pt"/>
    </style:style>
    <style:style style:name="P42" style:family="paragraph" style:parent-style-name="Body_20_Text_20_2" style:list-style-name="WW8Num2">
      <style:paragraph-properties fo:margin-left="0.25in" fo:margin-right="0in" fo:margin-top="0in" fo:margin-bottom="0.0598in" style:contextual-spacing="false" fo:text-indent="-0.25in" style:auto-text-indent="false"/>
      <style:text-properties style:font-size-complex="12pt"/>
    </style:style>
    <style:style style:name="P43" style:family="paragraph" style:parent-style-name="Body_20_Text_20_2" style:list-style-name="WW8Num2">
      <style:paragraph-properties fo:margin-left="0.25in" fo:margin-right="0in" fo:margin-top="0in" fo:margin-bottom="0.0598in" style:contextual-spacing="false" fo:text-indent="-0.25in" style:auto-text-indent="false"/>
      <style:text-properties officeooo:paragraph-rsid="00524951" style:font-size-complex="12pt"/>
    </style:style>
    <style:style style:name="P44" style:family="paragraph" style:parent-style-name="Body_20_Text_20_2" style:list-style-name="WW8Num2">
      <style:paragraph-properties fo:margin-left="0.25in" fo:margin-right="0in" fo:margin-top="0in" fo:margin-bottom="0.0598in" style:contextual-spacing="false" fo:text-indent="-0.25in" style:auto-text-indent="false"/>
    </style:style>
    <style:style style:name="P45" style:family="paragraph" style:parent-style-name="Body_20_Text_20_2" style:list-style-name="WW8Num2">
      <style:paragraph-properties fo:margin-left="0.25in" fo:margin-right="0in" fo:margin-top="0in" fo:margin-bottom="0.2in" style:contextual-spacing="false" fo:text-indent="-0.25in" style:auto-text-indent="false"/>
      <style:text-properties style:font-size-complex="12pt"/>
    </style:style>
    <style:style style:name="P46" style:family="paragraph" style:parent-style-name="Body_20_Text_20_2" style:list-style-name="WW8Num2">
      <style:paragraph-properties fo:margin-left="0.25in" fo:margin-right="0in" fo:margin-top="0in" fo:margin-bottom="0.2in" style:contextual-spacing="false" fo:orphans="2" fo:widows="2" fo:text-indent="-0.25in" style:auto-text-indent="false"/>
      <style:text-properties style:font-size-complex="12pt"/>
    </style:style>
    <style:style style:name="P47" style:family="paragraph" style:parent-style-name="Body_20_Text_20_2" style:list-style-name="WW8Num2">
      <style:paragraph-properties fo:margin-left="0.25in" fo:margin-right="0in" fo:margin-top="0in" fo:margin-bottom="0.1in" style:contextual-spacing="false" fo:text-indent="-0.25in" style:auto-text-indent="false"/>
    </style:style>
    <style:style style:name="P48" style:family="paragraph" style:parent-style-name="Heading_20_4" style:master-page-name="Standard">
      <style:paragraph-properties fo:margin-left="0.6in" fo:margin-right="0in" fo:margin-top="0.1701in" fo:margin-bottom="0.3in" style:contextual-spacing="false" fo:text-align="center" style:justify-single-word="false" fo:text-indent="-0.6in" style:auto-text-indent="false" style:page-number="auto"/>
      <style:text-properties fo:font-size="22pt" fo:font-weight="bold" style:font-size-asian="22pt" style:font-weight-asian="bold" style:font-weight-complex="normal"/>
    </style:style>
    <style:style style:name="T1" style:family="text">
      <style:text-properties fo:color="#0000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2" style:family="text">
      <style:text-properties fo:color="#000000" officeooo:rsid="002072a5"/>
    </style:style>
    <style:style style:name="T3" style:family="text">
      <style:text-properties fo:color="#000000" officeooo:rsid="0021da77"/>
    </style:style>
    <style:style style:name="T4" style:family="text">
      <style:text-properties fo:color="#000000" officeooo:rsid="00234abf"/>
    </style:style>
    <style:style style:name="T5" style:family="text">
      <style:text-properties fo:color="#000000" officeooo:rsid="003b155e"/>
    </style:style>
    <style:style style:name="T6" style:family="text">
      <style:text-properties fo:color="#000000" officeooo:rsid="00432c6e"/>
    </style:style>
    <style:style style:name="T7" style:family="text">
      <style:text-properties fo:color="#000000" officeooo:rsid="0047149b"/>
    </style:style>
    <style:style style:name="T8" style:family="text">
      <style:text-properties fo:color="#000000" fo:font-style="italic" style:text-underline-style="solid" style:text-underline-width="auto" style:text-underline-color="font-color" officeooo:rsid="004602b0" style:font-style-asian="italic" style:font-style-complex="italic"/>
    </style:style>
    <style:style style:name="T9" style:family="text">
      <style:text-properties fo:color="#000000" fo:font-style="italic" officeooo:rsid="004602b0"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officeooo:rsid="004d762a"/>
    </style:style>
    <style:style style:name="T12" style:family="text">
      <style:text-properties fo:font-size="12pt" style:font-name-asian="Times New Roman" style:font-size-asian="12pt" style:language-asian="zxx" style:country-asian="none" style:font-name-complex="Times New Roman" style:font-size-complex="12pt"/>
    </style:style>
    <style:style style:name="T13"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4" style:family="text">
      <style:text-properties fo:font-size="12pt" fo:language="en" fo:country="US" officeooo:rsid="0024e9ca" style:font-name-asian="Times New Roman" style:font-size-asian="12pt" style:language-asian="zxx" style:country-asian="none" style:font-name-complex="Times New Roman" style:font-size-complex="12pt" style:language-complex="ar" style:country-complex="SA"/>
    </style:style>
    <style:style style:name="T15" style:family="text">
      <style:text-properties style:font-size-complex="12pt"/>
    </style:style>
    <style:style style:name="T16" style:family="text">
      <style:text-properties style:font-size-complex="12pt" style:font-weight-complex="bold"/>
    </style:style>
    <style:style style:name="T17" style:family="text">
      <style:text-properties officeooo:rsid="002072a5" style:font-size-complex="12pt" style:font-weight-complex="bold"/>
    </style:style>
    <style:style style:name="T18" style:family="text">
      <style:text-properties officeooo:rsid="0021da77" style:font-size-complex="12pt" style:font-weight-complex="bold"/>
    </style:style>
    <style:style style:name="T19" style:family="text">
      <style:text-properties officeooo:rsid="002cec2e" style:font-size-complex="12pt" style:font-weight-complex="bold"/>
    </style:style>
    <style:style style:name="T20" style:family="text">
      <style:text-properties officeooo:rsid="0040606e" style:font-size-complex="12pt" style:font-weight-complex="bold"/>
    </style:style>
    <style:style style:name="T21" style:family="text">
      <style:text-properties fo:font-style="italic" style:text-underline-style="solid" style:text-underline-width="auto" style:text-underline-color="font-color" style:font-style-asian="italic" style:font-size-complex="12pt"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style:text-underline-style="solid" style:text-underline-width="auto" style:text-underline-color="font-color" officeooo:rsid="004517b8" style:font-style-asian="italic" style:font-style-complex="italic"/>
    </style:style>
    <style:style style:name="T24" style:family="text">
      <style:text-properties fo:font-weight="bold" style:font-weight-asian="bold"/>
    </style:style>
    <style:style style:name="T25" style:family="text">
      <style:text-properties fo:font-weight="bold" style:font-weight-asian="bold" style:font-size-complex="12pt" style:font-weight-complex="bold"/>
    </style:style>
    <style:style style:name="T26" style:family="text">
      <style:text-properties fo:font-weight="bold" officeooo:rsid="002cec2e" style:font-weight-asian="bold" style:font-weight-complex="bold"/>
    </style:style>
    <style:style style:name="T27" style:family="text">
      <style:text-properties fo:font-weight="bold" officeooo:rsid="002f5e74" style:font-weight-asian="bold" style:font-weight-complex="bold"/>
    </style:style>
    <style:style style:name="T28" style:family="text">
      <style:text-properties fo:font-weight="bold" officeooo:rsid="003248e7" style:font-weight-asian="bold" style:font-weight-complex="bold"/>
    </style:style>
    <style:style style:name="T29" style:family="text">
      <style:text-properties fo:font-weight="bold" officeooo:rsid="0047f802" style:font-weight-asian="bold" style:font-weight-complex="bold"/>
    </style:style>
    <style:style style:name="T30" style:family="text">
      <style:text-properties fo:font-weight="bold" officeooo:rsid="0055396b" style:font-weight-asian="bold" style:font-weight-complex="bold"/>
    </style:style>
    <style:style style:name="T31" style:family="text">
      <style:text-properties fo:font-weight="bold" officeooo:rsid="0022dfbb" style:font-weight-asian="bold"/>
    </style:style>
    <style:style style:name="T32" style:family="text">
      <style:text-properties officeooo:rsid="0021da77"/>
    </style:style>
    <style:style style:name="T33" style:family="text">
      <style:text-properties officeooo:rsid="0022dfbb"/>
    </style:style>
    <style:style style:name="T34" style:family="text">
      <style:text-properties officeooo:rsid="0026e676"/>
    </style:style>
    <style:style style:name="T35" style:family="text">
      <style:text-properties officeooo:rsid="002cec2e"/>
    </style:style>
    <style:style style:name="T36" style:family="text">
      <style:text-properties officeooo:rsid="002d6966"/>
    </style:style>
    <style:style style:name="T37" style:family="text">
      <style:text-properties officeooo:rsid="002f5e74"/>
    </style:style>
    <style:style style:name="T38" style:family="text">
      <style:text-properties officeooo:rsid="003248e7"/>
    </style:style>
    <style:style style:name="T39" style:family="text">
      <style:text-properties officeooo:rsid="0039b2b3"/>
    </style:style>
    <style:style style:name="T40" style:family="text">
      <style:text-properties officeooo:rsid="003fb737"/>
    </style:style>
    <style:style style:name="T41" style:family="text">
      <style:text-properties officeooo:rsid="004517b8"/>
    </style:style>
    <style:style style:name="T42" style:family="text">
      <style:text-properties officeooo:rsid="00452898"/>
    </style:style>
    <style:style style:name="T43" style:family="text">
      <style:text-properties officeooo:rsid="0047f802"/>
    </style:style>
    <style:style style:name="T44" style:family="text">
      <style:text-properties officeooo:rsid="0048b2fe"/>
    </style:style>
    <style:style style:name="T45" style:family="text">
      <style:text-properties officeooo:rsid="00490bbb"/>
    </style:style>
    <style:style style:name="T46" style:family="text">
      <style:text-properties officeooo:rsid="004f2938"/>
    </style:style>
    <style:style style:name="T47" style:family="text">
      <style:text-properties officeooo:rsid="0059cc17"/>
    </style:style>
    <style:style style:name="T48" style:family="text">
      <style:text-properties officeooo:rsid="005d61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4">James Hinnant</text:h>
      <text:p text:style-name="P20"><text:span text:style-name="T1">Email:<text:tab/><text:tab/></text:span><text:a xlink:type="simple" xlink:href="mailto:hinnantj@aol.com"><text:span text:style-name="Internet_20_link"><text:span text:style-name="T12">hinnantj@aol.com</text:span></text:span></text:a></text:p>
      <text:p text:style-name="P21"><text:span text:style-name="T14">Website</text:span><text:span text:style-name="T13">:<text:tab/></text:span><text:a xlink:type="simple" xlink:href="http://www.jameshinnant.com/"><text:span text:style-name="T14">www.jameshinnant.com</text:span></text:a></text:p>
      <text:p text:style-name="P26"/>
      <text:p text:style-name="P23">Cell: <text:tab/><text:tab/><text:span text:style-name="T47">available upon request</text:span></text:p>
      <text:p text:style-name="P25"><text:a xlink:type="simple" xlink:href="mailto:hinnantj@aol.com"><text:span text:style-name="Internet_20_link"><text:span text:style-name="T12"/></text:span></text:a></text:p>
      <text:p text:style-name="P24">Address: <text:tab/><text:span text:style-name="T47">available upon request</text:span></text:p>
      <text:p text:style-name="P27"/>
      <text:p text:style-name="P22"/>
      <text:p text:style-name="P22"/>
      <text:p text:style-name="P5">Summary</text:p>
      <text:p text:style-name="P36"><text:span text:style-name="T2">Design, code, optimization, and unit and integration test of real-time embedded software and firmware</text:span><text:span text:style-name="T3">, </text:span><text:span text:style-name="T2">including </text:span><text:span text:style-name="T5">satellite </text:span><text:span text:style-name="T2">flight software development and testing (unit, integration, validation/acceptance), on-orbit patch development, </text:span><text:span text:style-name="T6">and </text:span><text:span text:style-name="T2">training simulator and ground segment software, </text:span><text:span text:style-name="T7">with firmware running on over 60 satellites on-orbit.</text:span><text:span text:style-name="T2"><text:line-break/></text:span><text:span text:style-name="T8">Education</text:span><text:span text:style-name="T9">: <text:s/></text:span><text:span text:style-name="T4">M.S./</text:span><text:span text:style-name="T5">B.S.</text:span><text:span text:style-name="T4"> Electrical Engineering </text:span><text:span text:style-name="T5">with</text:span><text:span text:style-name="T4"> C.S. minor, </text:span><text:span text:style-name="T11">Texas A&amp;M-Kingsville</text:span><text:span text:style-name="T4">.</text:span></text:p>
      <text:p text:style-name="P5">Skills</text:p>
      <text:p text:style-name="P7"><text:span text:style-name="T21">Software:</text:span><text:span text:style-name="T16"> <text:s/>C and C++ (Visual, </text:span><text:span text:style-name="T17">gcc</text:span><text:span text:style-name="T16">), </text:span><text:span text:style-name="T19">Java, </text:span><text:span text:style-name="T17">Netty / ActiveMQ, </text:span><text:span text:style-name="T19">Python, </text:span><text:span text:style-name="T16">Ada, assembly (8051 microcontroller, 1750A, RH-32), Unix tools (sed, awk, sh, etc.), CM (</text:span><text:span text:style-name="T18">Subversion, </text:span><text:span text:style-name="T16">Rational, Clearcase, SCCS), test languages</text:span><text:span text:style-name="T17">, IDEs (</text:span><text:span text:style-name="T19">Visual, </text:span><text:span text:style-name="T17">Rational, Keil, NetBeans), Wireshark network analyzer, Ubuntu Server, Redmine stack, </text:span><text:span text:style-name="T19">etc</text:span><text:span text:style-name="T16">.</text:span></text:p>
      <text:p text:style-name="P8"><text:span text:style-name="T21">Hardware:</text:span><text:span text:style-name="T16"> <text:s/></text:span><text:span text:style-name="T19">L</text:span><text:span text:style-name="T17">ab equipment (logic analyzers, oscilloscopes, serial bus analyzers), </text:span><text:span text:style-name="T19">s</text:span><text:span text:style-name="T17">erial buses (MIL-STD-1553B, RS-485, </text:span><text:span text:style-name="T20">RS-232C</text:span><text:span text:style-name="T17">), flight computers (Federal Systems ASPS &amp; CCP, Honeywell RH-32, UTMC 8051), emulators and hardware debuggers, etc. </text:span></text:p>
      <text:p text:style-name="P9">Experience</text:p>
      <text:p text:style-name="P4">Software Engineer (Consultant to S<text:span text:style-name="T35">SL</text:span>) at Space Software Systems, 2010 – 2013</text:p>
      <text:p text:style-name="P33"><text:span text:style-name="T36">Ground s</text:span>oftware design, code, and test at SSL (formerly Space Systems / Loral), the world's leading provider of geostationary commercial satellites. <text:s/></text:p>
      <text:list xml:id="list2655300378837467471" text:style-name="WW8Num2">
        <text:list-item>
          <text:p text:style-name="P37"><text:span text:style-name="T29">Telemetry Command, and Ranging Suitcase </text:span><text:span text:style-name="T26">(TCRS):</text:span><text:span text:style-name="T35"> <text:s/>Upgrades to the TCRS in Visual Studio C++ to support SSL's latest generation of satellites. <text:s/>The TCRS is a semi-portable satellite simulator shipped by SSL's Ground Segment Test team to remote customer sites, for the development of customers' ground stations. <text:s/>Work included new data handling and GUI code for CCSDS packet telemetry, for commanding, and for RS-232C <text:s/>serial bus driver for command encryption/decryption in hardware, for Eutelsat and Optus 10.</text:span></text:p>
        </text:list-item>
        <text:list-item>
          <text:p text:style-name="P38"><text:span text:style-name="T27">TCRS port to Java: <text:s/></text:span>Completed initial <text:span text:style-name="T37">port of TCRS to Java</text:span> in a few weeks <text:span text:style-name="T37">for NBNCo</text:span>, <text:span text:style-name="T37">with CCSDS telemetry piped to remote</text:span> GUIs <text:span text:style-name="T34">via ActiveMQ</text:span>.</text:p>
        </text:list-item>
        <text:list-item>
          <text:p text:style-name="P40"><text:soft-page-break/><text:span text:style-name="T26">In-Orbit Test </text:span><text:span text:style-name="T28">(IOT) </text:span><text:span text:style-name="T26">software </text:span><text:span text:style-name="T30">(Primate)</text:span><text:span text:style-name="T26">:</text:span><text:span text:style-name="T35"> <text:s/>Initial prototype in Python of software for new IOT satellite performance measurement platform, to be used to characterize on-orbit transponder and antenna performance during satellite checkout period. <text:s/>Prototype included SCPI handshaking to remote instrumentation racks and local GUI display of spectrum plots of rack data. <text:s/></text:span>Administrat<text:span text:style-name="T32">ion of</text:span> Ubuntu <text:span text:style-name="T34">server installs</text:span> <text:span text:style-name="T32">and Linux Mint desktop installs for the team, </text:span>and, for project management <text:span text:style-name="T36">and bug tracking, of a </text:span>Redmine stack <text:span text:style-name="T33">with </text:span>Apache, SQL, Subversion, <text:span text:style-name="T36">and </text:span>Redmine server <text:span text:style-name="T38">app</text:span>s <text:span text:style-name="T40">running on Ubuntu server</text:span>, <text:span text:style-name="T39">shared by the IOT and </text:span>TCRS <text:span text:style-name="T36">Java</text:span> project<text:span text:style-name="T38">s</text:span>. </text:p>
        </text:list-item>
      </text:list>
      <text:p text:style-name="P32"><text:span text:style-name="T24">Senior S/W Engineer, Flight S/W Integration Group (Payload and Bus), Albin Engineering Services, Inc. on contract to Lockheed-Martin, Sunnyvale, CA, </text:span><text:span text:style-name="T10">2005-2009</text:span></text:p>
      <text:list xml:id="list230125044103227" text:continue-numbering="true" text:style-name="WW8Num2">
        <text:list-item>
          <text:p text:style-name="P39">Responsible for design, code, and test of satellite <text:span text:style-name="T46">payload and bus </text:span>flight software integration tests, on lab hardware, for common utilities, EEPROM uploads, boot, initialization, vehicle configuration, anomaly detection/resolution, and off-nominal shutdown. <text:s/>Duties included analysis, debugging, and fix verification for problems determined during testing, <text:span text:style-name="T45">and </text:span>burning and verification of releases in EEPROM for functional verification by integration and test groups. <text:s/><text:span text:style-name="T43">Developed disassembly / logic analyzer log merge tool in awk for worst case timing of flight processor boot process.</text:span></text:p>
        </text:list-item>
        <text:list-item>
          <text:p text:style-name="P42">Analyzed and debugged Ada code, including use of target debuggers. <text:s/>Debugged real-time ethernet issues with Wireshark.</text:p>
        </text:list-item>
        <text:list-item>
          <text:p text:style-name="P45">Developed many Unix shell tools (in sh/gawk/sed) to speed workflow, including various code generators and data filters. <text:s/>Coded and tested the great majority of common and batch scripts and Unix tools for the three projects I worked on at Lockheed (88% of 900 files total for 2003-2009).</text:p>
        </text:list-item>
      </text:list>
      <text:p text:style-name="P30"><text:span text:style-name="T24">Senior S/W Engineer, Flight S/W Test Group (Bus), Albin Engineering Services, Inc. on contract to Lockheed-Martin, Sunnyvale, CA, </text:span><text:span text:style-name="T10">2003-2005</text:span></text:p>
      <text:list xml:id="list230125062094553" text:continue-numbering="true" text:style-name="WW8Num2">
        <text:list-item>
          <text:p text:style-name="P43">Responsible for design, code, and test of satellite flight software functional requirement tests on lab hardware, for boot, initialization, vehicle configuration, flight image loading, patching, memory management, and scrubbing. <text:s/>Produced test documents in DOORS.</text:p>
        </text:list-item>
        <text:list-item>
          <text:p text:style-name="P42">Analyzed Ada code during debugging, and coded and debugged some test builds. <text:s/>Discovered and analyzed <text:span text:style-name="T42">and reported to Rational </text:span>a fatal bug in Rational's patching linker by patching between two test builds.</text:p>
        </text:list-item>
        <text:list-item>
          <text:p text:style-name="P42">Helped integrators debug problems, mentored new engineers, and provided generic solutions to other engineers.</text:p>
        </text:list-item>
        <text:list-item>
          <text:p text:style-name="P41">Coded and tested Unix utilities for the testers and integrators to speed the workflow, resulting in much time saved. <text:s/>Coded and tested flight <text:span text:style-name="T33">software</text:span> upload utilities.</text:p>
        </text:list-item>
      </text:list>
      <text:p text:style-name="P31"><text:soft-page-break/>Sr. S/W Engineer and Tech Lead, Aerospace Consulting Group, Inc., on contract to Space Systems/Loral, Palo Alto, CA, 1995-2002</text:p>
      <text:p text:style-name="P29">Responsible for design, code, unit test, troubleshooting, documentation, and patching of satellite flight software for various applications, for Loral's FS-1300 series, in Ada, 1750A assembly, C, and 8051 assembly.</text:p>
      <text:list xml:id="list230125831268252" text:continue-numbering="true" text:style-name="WW8Num2">
        <text:list-item>
          <text:p text:style-name="P42">Major upgrades to Intelsat-IX telemetry and solar array drive software, including telemetry changes to accommodate splitting of flight computers. <text:s/>Tested on simulators and h/w targets; advised/troubleshot integration test at satellite manufacturing level. <text:s/>Advised engineers and testers on telemetry, software environment, test equipment. <text:s/>Supported later programs based on I-IX design (1996-2002).</text:p>
        </text:list-item>
        <text:list-item>
          <text:p text:style-name="P42">8051 microcontroller firmware on 1553-to-RS-485 command/telemetry hub for Satmex-6 and ipStar (sole 8051 firmware engineer on this project). <text:s/>Coded, <text:span text:style-name="T40">hand-</text:span>optimized <text:span text:style-name="T40">for time and PROM</text:span>, unit/integration tested, verified worst-case timing with oscilloscope. <text:s/>8K lines of flight code and 14K lines of test code, most of it in 8051 assembly and the rest in C, all flying in 32K of PROM and 256 bytes of RAM on a radiation-hardened 8051. <text:s/>Produced full doc set (SRS, SDD, VDD) (2000-2002).</text:p>
        </text:list-item>
        <text:list-item>
          <text:p text:style-name="P42">Major upgrades to MTSAT attitude control software (1996-1998). <text:s/>Updates to attitude control software for Chinasat-8, MCI-2, Telstar-7, Eurostar, Intelsat-IX (1996-2002). <text:s/>Updates to command software for Tempo, Panamsat-6, Intelsat-IX, Mabuhay/Telstar/Apstar (1995-1996).</text:p>
        </text:list-item>
        <text:list-item>
          <text:p text:style-name="P46">Development of code generators, code patch tools, and various other utilities, using shell, awk, and sed scripts under Unix. <text:s/>Coded and used a coverage analyzer that merged 8051 simulator output with disassembled 8051 flight build. <text:s/>Coded and used a bus instruction trace tool that merged logic analyzer output with disassembled 1750A flight build to <text:span text:style-name="T46">help </text:span>pinpoint <text:span text:style-name="T44">root cause of random flight processor reboots to a</text:span> <text:span text:style-name="T44">wait state</text:span> error in vendor's <text:span text:style-name="T44">documentation</text:span>, <text:span text:style-name="T44">after a 9-month flight software team effort failed to find cause by code review and coverage analysis.</text:span></text:p>
        </text:list-item>
      </text:list>
      <text:p text:style-name="P34"><text:span text:style-name="T24">Consultant, Booz • Allen &amp; Hamilton, Inc., </text:span><text:span text:style-name="T31">Johnson Space Center</text:span><text:span text:style-name="T24">, TX,<text:line-break/>1992-1993, 1994-1995</text:span></text:p>
      <text:p text:style-name="P19">Software development on various astronaut training simulators for NASA.</text:p>
      <text:p text:style-name="P28">NASA Space Station Training Facility (SSTF), subcon<text:span text:style-name="T41">tracted</text:span> to Hughes-Link</text:p>
      <text:list xml:id="list230127014144139" text:continue-numbering="true" text:style-name="WW8Num2">
        <text:list-item>
          <text:p text:style-name="P44">Design, code, and test of several class objects for the firmware controller 1553 interface, part of the simulation of the Station's <text:span text:style-name="T15">1553</text:span> network; integration-tested on SGI Challenge targets (including 1553 bus analysis).</text:p>
        </text:list-item>
      </text:list>
      <text:p text:style-name="P10">Satellite Ground Station Training System, Booz • Allen &amp; Hamilton</text:p>
      <text:list xml:id="list230125842312068" text:continue-numbering="true" text:style-name="WW8Num2">
        <text:list-item>
          <text:p text:style-name="P44">Ported satellite operations <text:span text:style-name="T15">manual</text:span> to real-time C, for training model of customer's satellite, including sensor, controller, and actuator models.</text:p>
        </text:list-item>
      </text:list>
      <text:p text:style-name="P11"><text:soft-page-break/><text:span text:style-name="T22">NASA Shuttle Mission Training Facility (SMTF), subcon</text:span><text:span text:style-name="T23">tracted</text:span><text:span text:style-name="T22"> to CAE-Link</text:span></text:p>
      <text:list xml:id="list230125560751705" text:continue-numbering="true" text:style-name="WW8Num2">
        <text:list-item>
          <text:p text:style-name="P47">PDR design for training model of the entire Space Station Data Management System, to be run on the Shuttle Mission <text:span text:style-name="T15">Simulator</text:span>, including all on-orbit computers and networks. <text:s/>Coded and used <text:span text:style-name="T33">data </text:span>filters for comparing flight Shuttle arm data vs. <text:span text:style-name="T33">simulator </text:span>modeled data, in C. </text:p>
        </text:list-item>
      </text:list>
      <text:p text:style-name="P35"><text:span text:style-name="T25">Contract programmer, Bridgeway S/W, Inc., </text:span><text:span text:style-name="T15">1992; C, Win SDK, Paradox DB Engine.</text:span></text:p>
      <text:p text:style-name="P5">Education</text:p>
      <text:p text:style-name="P12">M.S. Electrical Engineering, C.S. Minor, Texas A&amp;M University, Kingsville.</text:p>
      <text:p text:style-name="P16">B.S. Electrical Engineering, C.S. Emphasis, Texas A&amp;M University, Kingsville.</text:p>
      <text:p text:style-name="P17">Electrical Engineering Merit and President Merit scholarships (undergraduate).</text:p>
      <text:p text:style-name="P14">Neural net flight control simulation in C++ (M.S. thesis): <text:s/>Designed, coded, and tested 12K-line OOP NN/MRAC controller model, with NASA aircraft math models.</text:p>
      <text:p text:style-name="P14">8051 <text:span text:style-name="T40">microcontroller</text:span>-based home security system (senior project): <text:s/>Designed, coded, and tested all firmware for the project, including sensor and actuator processing and voice synthesis coprocessor handling.</text:p>
      <text:p text:style-name="P15">Lab instructor for digital systems (Motorola 6800) and control systems labs.</text:p>
      <text:p text:style-name="P6">Training</text:p>
      <text:p text:style-name="P13">First PocketQube Workshop, by Kentucky Space at NASA Ames, April 17, 2014; attendee. <text:s/>(PocketQube is a tiny satellite design, <text:span text:style-name="T48">even </text:span>smaller than <text:span text:style-name="T48">the tiny </text:span>CubeSat.)</text:p>
      <text:p text:style-name="P13">Export Control / ITAR briefing<text:span text:style-name="T48">s</text:span> at Space Systems Loral, <text:span text:style-name="T48">2011 and </text:span>2012.</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Droid Sans" fo:font-family="'Droid Sans'" style:font-style-name="Regular" style:font-family-generic="swiss"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Standard" style:default-outline-level="4" style:class="text">
      <style:paragraph-properties fo:keep-with-next="always"/>
      <style:text-properties style:font-name="Droid Sans" fo:font-family="'Droid Sans'" style:font-style-name="Regular" style:font-family-generic="swiss" style:font-pitch="variable" fo:font-size="16pt" style:font-size-asian="16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fo_20_footer" style:display-name="Info footer" style:family="paragraph" style:parent-style-name="Footer">
      <style:paragraph-properties>
        <style:tab-stops>
          <style:tab-stop style:position="3in" style:type="center"/>
          <style:tab-stop style:position="6in" style:type="right"/>
          <style:tab-stop style:position="6.5in" style:type="right"/>
        </style:tab-stops>
      </style:paragraph-properties>
      <style:text-properties fo:font-size="10pt" style:font-size-asian="10pt"/>
    </style:style>
    <style:style style:name="AESI_20_Footer" style:display-name="AESI Footer" style:family="paragraph" style:parent-style-name="Footer">
      <style:paragraph-properties fo:margin-left="-0.5in" fo:margin-right="-0.5in" fo:text-align="center" style:justify-single-word="false" fo:text-indent="0in" style:auto-text-indent="false"/>
      <style:text-properties fo:font-size="10pt" fo:letter-spacing="0.0193in" style:font-size-asian="10pt"/>
    </style:style>
    <style:style style:name="Footer_20_space" style:display-name="Footer space" style:family="paragraph" style:parent-style-name="Info_20_footer">
      <style:text-properties fo:font-size="8pt" style:font-size-asian="8pt"/>
    </style:style>
    <style:style style:name="Body_20_Text_20_2" style:display-name="Body Text 2" style:family="paragraph" style:parent-style-name="Standard">
      <style:text-properties fo:color="#0000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Default_20_Paragraph_20_Font" style:display-name="Default Paragraph Font" style:family="text"/>
    <style:style style:name="WW8Num3z0" style:family="text">
      <style:text-properties style:font-name="Wingdings" fo:font-family="Wingdings" style:font-pitch="variable" style:font-charset="x-symbol" fo:font-size="24pt" style:font-size-asian="24pt" style:font-name-complex="Wingdings" style:font-family-complex="Wingdings" style:font-pitch-complex="variable" style:font-charset-complex="x-symbol"/>
    </style:style>
    <style:style style:name="WW-Default_20_Paragraph_20_Font" style:display-name="WW-Default Paragraph Font"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111"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Page_20_Number" style:display-name="Page Number" style:family="text" style:parent-style-name="WW-Default_20_Paragraph_20_Font1"/>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in" fo:text-align="end" style:justify-single-word="false" fo:text-indent="0in" style:auto-text-indent="false"/>
    </style:style>
    <style:style style:name="MP2" style:family="paragraph" style:parent-style-name="Footer_20_space">
      <style:text-properties fo:font-size="9pt" fo:letter-spacing="0.0193in" style:font-size-asian="9pt" style:font-size-complex="9pt"/>
    </style:style>
    <style:style style:name="MP3" style:family="paragraph" style:parent-style-name="Footer_20_space">
      <style:text-properties fo:font-size="9pt" fo:letter-spacing="0.0193in" style:font-size-asian="9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header-first style:display="false">
        <text:p text:style-name="MP1"/>
      </style:header-first>
      <style:footer>
        <text:p text:style-name="Footer_20_space"/>
        <text:p text:style-name="Info_20_footer">James Hinnant<text:tab/><text:tab/>Page <text:page-number text:select-page="current">4</text:page-number> of <text:page-count style:num-format="1">4</text:page-count></text:p>
        <text:p text:style-name="MP2"/>
      </style:footer>
      <style:footer-first style:display="false">
        <text:p text:style-name="Footer_20_space"/>
        <text:p text:style-name="Info_20_footer"><text:tab/><text:tab/>Page <text:page-number text:select-page="current">1</text:page-number> of <text:page-count style:num-format="1">4</text:page-count></text:p>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ames Hinnant - résumé</dc:title>
    <meta:initial-creator> James Hinnant</meta:initial-creator>
    <meta:creation-date>2009-11-06T12:55:00</meta:creation-date>
    <dc:date>2014-05-13T23:01:24.603581248</dc:date>
    <meta:print-date>2009-11-06T14:29:00</meta:print-date>
    <meta:editing-cycles>48</meta:editing-cycles>
    <meta:editing-duration>PT8H43M12S</meta:editing-duration>
    <meta:generator>LibreOffice/4.1.3.2$Linux_X86_64 LibreOffice_project/410m0$Build-2</meta:generator>
    <meta:document-statistic meta:table-count="0" meta:image-count="0" meta:object-count="0" meta:page-count="4" meta:paragraph-count="52" meta:word-count="1258" meta:character-count="8793" meta:non-whitespace-character-count="7559"/>
  </office:meta>
</office:document-meta>
</file>